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Lohit Devanagari1" svg:font-family="'Lohit Devanagari'"/>
    <style:font-face style:name="Verdana" svg:font-family="Verdana, sans-serif"/>
    <style:font-face style:name="Verdana1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style:font-size-asian="10pt" style:font-size-complex="10pt"/>
    </style:style>
    <style:style style:name="P2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paragraph-rsid="0018b477" style:font-size-asian="10pt" style:font-size-complex="10pt"/>
    </style:style>
    <style:style style:name="P3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paragraph-rsid="005f0db2" style:font-size-asian="10pt" style:font-size-complex="10pt"/>
    </style:style>
    <style:style style:name="P4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1d90c8" officeooo:paragraph-rsid="001d90c8" style:font-size-asian="10pt" style:font-size-complex="10pt"/>
    </style:style>
    <style:style style:name="P5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1d90c8" officeooo:paragraph-rsid="0029a52d" style:font-size-asian="10pt" style:font-size-complex="10pt"/>
    </style:style>
    <style:style style:name="P6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1f003a" officeooo:paragraph-rsid="0018b477" style:font-size-asian="10pt" style:font-size-complex="10pt"/>
    </style:style>
    <style:style style:name="P7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1f003a" officeooo:paragraph-rsid="005f0db2" style:font-size-asian="10pt" style:font-size-complex="10pt"/>
    </style:style>
    <style:style style:name="P8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bold" officeooo:rsid="0018b477" officeooo:paragraph-rsid="0018b477" style:font-size-asian="10pt" style:font-weight-asian="bold" style:font-size-complex="10pt" style:font-weight-complex="bold"/>
    </style:style>
    <style:style style:name="P9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bold" officeooo:rsid="0018b477" officeooo:paragraph-rsid="005f0db2" style:font-size-asian="10pt" style:font-weight-asian="bold" style:font-size-complex="10pt" style:font-weight-complex="bold"/>
    </style:style>
    <style:style style:name="P10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style:text-underline-style="none" fo:font-weight="normal" officeooo:rsid="001f003a" officeooo:paragraph-rsid="005f0db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style:text-underline-style="none" fo:font-weight="normal" officeooo:rsid="00616c08" officeooo:paragraph-rsid="00616c0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 style:list-style-name="L1">
      <style:paragraph-properties fo:margin-top="0in" fo:margin-bottom="0in" loext:contextual-spacing="false" fo:line-height="100%"/>
      <style:text-properties officeooo:paragraph-rsid="00616c08"/>
    </style:style>
    <style:style style:name="P13" style:family="paragraph" style:parent-style-name="Standard" style:list-style-name="L1">
      <style:paragraph-properties fo:margin-top="0in" fo:margin-bottom="0in" loext:contextual-spacing="false" fo:line-height="100%"/>
      <style:text-properties officeooo:rsid="0067b1a8" officeooo:paragraph-rsid="0067b1a8"/>
    </style:style>
    <style:style style:name="P14" style:family="paragraph" style:parent-style-name="Standard" style:list-style-name="L1">
      <style:paragraph-properties fo:margin-top="0in" fo:margin-bottom="0in" loext:contextual-spacing="false" fo:line-height="100%"/>
      <style:text-properties fo:font-style="italic" officeooo:rsid="0067b1a8" officeooo:paragraph-rsid="0067b1a8" style:font-style-asian="italic" style:font-style-complex="italic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font-style="italic" officeooo:rsid="0067b1a8" officeooo:paragraph-rsid="0067b1a8" style:font-style-asian="italic" style:font-style-complex="italic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style="italic" officeooo:rsid="0068ce3e" officeooo:paragraph-rsid="0068ce3e" style:font-style-asian="italic" style:font-style-complex="italic"/>
    </style:style>
    <style:style style:name="P17" style:family="paragraph" style:parent-style-name="Text_20_body" style:list-style-name="L1">
      <style:paragraph-properties fo:margin-top="0in" fo:margin-bottom="0in" loext:contextual-spacing="false" fo:line-height="100%"/>
      <style:text-properties officeooo:paragraph-rsid="0018b477"/>
    </style:style>
    <style:style style:name="P18" style:family="paragraph" style:parent-style-name="Text_20_body" style:list-style-name="L1">
      <style:paragraph-properties fo:margin-top="0in" fo:margin-bottom="0in" loext:contextual-spacing="false" fo:line-height="100%"/>
      <style:text-properties officeooo:paragraph-rsid="004eb3d7"/>
    </style:style>
    <style:style style:name="P19" style:family="paragraph" style:parent-style-name="Text_20_body" style:list-style-name="L1">
      <style:paragraph-properties fo:margin-top="0in" fo:margin-bottom="0in" loext:contextual-spacing="false" fo:line-height="100%"/>
      <style:text-properties officeooo:paragraph-rsid="0035e78d"/>
    </style:style>
    <style:style style:name="P20" style:family="paragraph" style:parent-style-name="Text_20_body" style:list-style-name="L1">
      <style:paragraph-properties fo:margin-top="0in" fo:margin-bottom="0in" loext:contextual-spacing="false" fo:line-height="100%"/>
      <style:text-properties style:font-name="Verdana1" fo:font-size="10pt" officeooo:paragraph-rsid="0018b477" style:font-size-asian="10pt" style:font-size-complex="10pt"/>
    </style:style>
    <style:style style:name="P21" style:family="paragraph" style:parent-style-name="Text_20_body" style:list-style-name="L1">
      <style:paragraph-properties fo:margin-top="0in" fo:margin-bottom="0in" loext:contextual-spacing="false" fo:line-height="100%"/>
      <style:text-properties style:font-name="Verdana1" fo:font-size="10pt" officeooo:rsid="0018b477" officeooo:paragraph-rsid="0018b477" style:font-size-asian="10pt" style:font-size-complex="10pt"/>
    </style:style>
    <style:style style:name="P22" style:family="paragraph" style:parent-style-name="Text_20_body" style:list-style-name="L1">
      <style:paragraph-properties fo:margin-top="0in" fo:margin-bottom="0in" loext:contextual-spacing="false" fo:line-height="100%"/>
      <style:text-properties style:font-name="Verdana1" fo:font-size="10pt" officeooo:rsid="0018b477" officeooo:paragraph-rsid="001a68e7" style:font-size-asian="10pt" style:font-size-complex="10pt"/>
    </style:style>
    <style:style style:name="P23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18b477" officeooo:paragraph-rsid="001a68e7" style:font-size-asian="10pt" style:font-size-complex="10pt"/>
    </style:style>
    <style:style style:name="P2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1da79a" officeooo:paragraph-rsid="001da79a" style:font-size-asian="10pt" style:font-size-complex="10pt"/>
    </style:style>
    <style:style style:name="P25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1da79a" officeooo:paragraph-rsid="001da79a" style:font-size-asian="10pt" style:font-size-complex="10pt"/>
    </style:style>
    <style:style style:name="P2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230180" officeooo:paragraph-rsid="00230180" style:font-size-asian="10pt" style:font-size-complex="10pt"/>
    </style:style>
    <style:style style:name="P2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24520b" officeooo:paragraph-rsid="0024520b" style:font-size-asian="10pt" style:font-size-complex="10pt"/>
    </style:style>
    <style:style style:name="P28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24520b" officeooo:paragraph-rsid="0024520b" style:font-size-asian="10pt" style:font-size-complex="10pt"/>
    </style:style>
    <style:style style:name="P2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262de0" officeooo:paragraph-rsid="00262de0" style:font-size-asian="10pt" style:font-size-complex="10pt"/>
    </style:style>
    <style:style style:name="P3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27be9c" officeooo:paragraph-rsid="0027be9c" style:font-size-asian="10pt" style:font-size-complex="10pt"/>
    </style:style>
    <style:style style:name="P3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2a008a" officeooo:paragraph-rsid="002a008a" style:font-size-asian="10pt" style:font-size-complex="10pt"/>
    </style:style>
    <style:style style:name="P32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2a008a" officeooo:paragraph-rsid="002a008a" style:font-size-asian="10pt" style:font-size-complex="10pt"/>
    </style:style>
    <style:style style:name="P3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2a727a" officeooo:paragraph-rsid="002a727a" style:font-size-asian="10pt" style:font-size-complex="10pt"/>
    </style:style>
    <style:style style:name="P3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2a727a" officeooo:paragraph-rsid="002a727a" style:font-size-asian="10pt" style:font-style-asian="normal" style:font-size-complex="10pt" style:font-style-complex="normal"/>
    </style:style>
    <style:style style:name="P35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2a727a" officeooo:paragraph-rsid="002a727a" style:font-size-asian="10pt" style:font-style-asian="normal" style:font-size-complex="10pt" style:font-style-complex="normal"/>
    </style:style>
    <style:style style:name="P3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2bedae" officeooo:paragraph-rsid="002bedae" style:font-size-asian="10pt" style:font-style-asian="normal" style:font-size-complex="10pt" style:font-style-complex="normal"/>
    </style:style>
    <style:style style:name="P3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2d4e06" officeooo:paragraph-rsid="002d4e06" style:font-size-asian="10pt" style:font-style-asian="normal" style:font-size-complex="10pt" style:font-style-complex="normal"/>
    </style:style>
    <style:style style:name="P3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2097a7" officeooo:paragraph-rsid="002097a7" fo:background-color="transparent" style:font-size-asian="10pt" style:font-size-complex="10pt"/>
    </style:style>
    <style:style style:name="P3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31734b" officeooo:paragraph-rsid="0031734b" fo:background-color="transparent" style:font-size-asian="10pt" style:font-style-asian="normal" style:font-size-complex="10pt" style:font-style-complex="normal"/>
    </style:style>
    <style:style style:name="P4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3298cf" officeooo:paragraph-rsid="003298cf" fo:background-color="transparent" style:font-size-asian="10pt" style:font-style-asian="normal" style:font-size-complex="10pt" style:font-style-complex="normal"/>
    </style:style>
    <style:style style:name="P4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331568" officeooo:paragraph-rsid="00331568" fo:background-color="transparent" style:font-size-asian="10pt" style:font-style-asian="normal" style:font-size-complex="10pt" style:font-style-complex="normal"/>
    </style:style>
    <style:style style:name="P42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331568" officeooo:paragraph-rsid="00331568" fo:background-color="transparent" style:font-size-asian="10pt" style:font-style-asian="normal" style:font-size-complex="10pt" style:font-style-complex="normal"/>
    </style:style>
    <style:style style:name="P43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335e2d" officeooo:paragraph-rsid="00335e2d" fo:background-color="transparent" style:font-size-asian="10pt" style:font-style-asian="normal" style:font-size-complex="10pt" style:font-style-complex="normal"/>
    </style:style>
    <style:style style:name="P4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3e0396" officeooo:paragraph-rsid="003e0396" fo:background-color="transparent" style:font-size-asian="10pt" style:font-style-asian="normal" style:font-size-complex="10pt" style:font-style-complex="normal"/>
    </style:style>
    <style:style style:name="P4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475a2e" officeooo:paragraph-rsid="00475a2e" fo:background-color="transparent" style:font-size-asian="10pt" style:font-style-asian="normal" style:font-size-complex="10pt" style:font-style-complex="normal"/>
    </style:style>
    <style:style style:name="P4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48f226" officeooo:paragraph-rsid="0048f226" fo:background-color="transparent" style:font-size-asian="10pt" style:font-style-asian="normal" style:font-size-complex="10pt" style:font-style-complex="normal"/>
    </style:style>
    <style:style style:name="P4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59d043" officeooo:paragraph-rsid="0059d043" fo:background-color="transparent" style:font-size-asian="10pt" style:font-style-asian="normal" style:font-size-complex="10pt" style:font-style-complex="normal"/>
    </style:style>
    <style:style style:name="P4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normal" officeooo:rsid="002097a7" officeooo:paragraph-rsid="002097a7" fo:background-color="#c2e0ae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bold" officeooo:rsid="001da79a" officeooo:paragraph-rsid="001da79a" style:font-size-asian="10pt" style:font-weight-asian="bold" style:font-size-complex="10pt" style:font-weight-complex="bold"/>
    </style:style>
    <style:style style:name="P5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bold" officeooo:rsid="002097a7" officeooo:paragraph-rsid="002097a7" style:font-size-asian="10pt" style:font-weight-asian="bold" style:font-size-complex="10pt" style:font-weight-complex="bold"/>
    </style:style>
    <style:style style:name="P5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fo:font-weight="bold" officeooo:rsid="003e0396" officeooo:paragraph-rsid="003e0396" fo:background-color="transparent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style:text-underline-style="solid" style:text-underline-width="auto" style:text-underline-color="font-color" fo:font-weight="normal" officeooo:rsid="001da79a" officeooo:paragraph-rsid="001da79a" fo:background-color="transparent" style:font-size-asian="10pt" style:font-size-complex="10pt"/>
    </style:style>
    <style:style style:name="P5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style:text-underline-style="none" fo:font-weight="normal" officeooo:rsid="005aff0e" officeooo:paragraph-rsid="0068ce3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style:text-underline-style="none" fo:font-weight="normal" officeooo:rsid="005aff0e" officeooo:paragraph-rsid="006ab9d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style:text-underline-style="none" fo:font-weight="normal" officeooo:rsid="005e5d22" officeooo:paragraph-rsid="0068ce3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style:text-underline-style="none" fo:font-weight="normal" officeooo:rsid="005e5d22" officeooo:paragraph-rsid="005e5d2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style:text-underline-style="none" fo:font-weight="normal" officeooo:rsid="005e5d22" officeooo:paragraph-rsid="005899b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style:text-underline-style="none" fo:font-weight="normal" officeooo:rsid="0054436e" officeooo:paragraph-rsid="0068ce3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style:text-underline-style="none" fo:font-weight="normal" officeooo:rsid="0069e691" officeooo:paragraph-rsid="0069e69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style:text-underline-style="none" fo:font-weight="normal" officeooo:rsid="006bae21" officeooo:paragraph-rsid="006bae2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style:text-underline-style="none" fo:font-weight="bold" officeooo:rsid="005e5d22" officeooo:paragraph-rsid="0068ce3e" fo:background-color="transparent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normal" style:text-underline-style="none" fo:font-weight="bold" officeooo:rsid="006ab9d2" officeooo:paragraph-rsid="006ab9d2" fo:background-color="transparent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italic" fo:font-weight="normal" officeooo:rsid="002097a7" officeooo:paragraph-rsid="002097a7" fo:background-color="transparent" style:font-size-asian="10pt" style:font-style-asian="italic" style:font-size-complex="10pt" style:font-style-complex="italic"/>
    </style:style>
    <style:style style:name="P6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italic" fo:font-weight="normal" officeooo:rsid="003298cf" officeooo:paragraph-rsid="003298cf" fo:background-color="transparent" style:font-size-asian="10pt" style:font-style-asian="italic" style:font-size-complex="10pt" style:font-style-complex="italic"/>
    </style:style>
    <style:style style:name="P6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italic" fo:font-weight="normal" officeooo:rsid="003e0396" officeooo:paragraph-rsid="003e0396" fo:background-color="transparent" style:font-size-asian="10pt" style:font-style-asian="italic" style:font-size-complex="10pt" style:font-style-complex="italic"/>
    </style:style>
    <style:style style:name="P6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italic" fo:font-weight="normal" officeooo:rsid="0048f226" officeooo:paragraph-rsid="0048f226" fo:background-color="transparent" style:font-size-asian="10pt" style:font-style-asian="italic" style:font-size-complex="10pt" style:font-style-complex="italic"/>
    </style:style>
    <style:style style:name="P6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italic" fo:font-weight="normal" officeooo:rsid="002a727a" officeooo:paragraph-rsid="002a727a" style:font-size-asian="10pt" style:font-style-asian="italic" style:font-size-complex="10pt" style:font-style-complex="italic"/>
    </style:style>
    <style:style style:name="P6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italic" fo:font-weight="normal" officeooo:rsid="0024520b" officeooo:paragraph-rsid="0024520b" style:font-size-asian="10pt" style:font-style-asian="italic" style:font-size-complex="10pt" style:font-style-complex="italic"/>
    </style:style>
    <style:style style:name="P6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italic" fo:font-weight="normal" officeooo:rsid="00230180" officeooo:paragraph-rsid="00230180" style:font-size-asian="10pt" style:font-style-asian="italic" style:font-size-complex="10pt" style:font-style-complex="italic"/>
    </style:style>
    <style:style style:name="P7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italic" fo:font-weight="normal" officeooo:rsid="001da79a" officeooo:paragraph-rsid="001da79a" style:font-size-asian="10pt" style:font-style-asian="italic" style:font-size-complex="10pt" style:font-style-complex="italic"/>
    </style:style>
    <style:style style:name="P71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italic" fo:font-weight="normal" officeooo:rsid="002bedae" officeooo:paragraph-rsid="002bedae" style:font-size-asian="10pt" style:font-style-asian="italic" style:font-size-complex="10pt" style:font-style-complex="italic"/>
    </style:style>
    <style:style style:name="P7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italic" fo:font-weight="normal" officeooo:rsid="002d4e06" officeooo:paragraph-rsid="002d4e06" style:font-size-asian="10pt" style:font-style-asian="italic" style:font-size-complex="10pt" style:font-style-complex="italic"/>
    </style:style>
    <style:style style:name="P73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italic" style:text-underline-style="none" fo:font-weight="normal" officeooo:rsid="0054436e" officeooo:paragraph-rsid="0068ce3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74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italic" style:text-underline-style="none" fo:font-weight="normal" officeooo:rsid="005aff0e" officeooo:paragraph-rsid="0068ce3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75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italic" style:text-underline-style="none" fo:font-weight="normal" officeooo:rsid="005aff0e" officeooo:paragraph-rsid="006ab9d2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76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italic" style:text-underline-style="none" fo:font-weight="normal" officeooo:rsid="0069e691" officeooo:paragraph-rsid="0069e691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77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font-name="Verdana1" fo:font-size="10pt" fo:letter-spacing="normal" fo:font-style="italic" style:text-underline-style="none" fo:font-weight="normal" officeooo:rsid="006bae21" officeooo:paragraph-rsid="006bae21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78" style:family="paragraph" style:parent-style-name="Text_20_body" style:list-style-name="L1">
      <style:paragraph-properties fo:margin-top="0in" fo:margin-bottom="0in" loext:contextual-spacing="false" fo:line-height="100%"/>
      <style:text-properties fo:font-style="normal" style:text-underline-style="none" fo:font-weight="normal" officeooo:rsid="0054436e" officeooo:paragraph-rsid="0068ce3e" style:font-style-asian="normal" style:font-weight-asian="normal" style:font-style-complex="normal" style:font-weight-complex="normal"/>
    </style:style>
    <style:style style:name="P79" style:family="paragraph" style:parent-style-name="Text_20_body" style:list-style-name="L1">
      <style:paragraph-properties fo:margin-top="0in" fo:margin-bottom="0in" loext:contextual-spacing="false" fo:line-height="100%"/>
      <style:text-properties fo:font-style="normal" style:text-underline-style="none" fo:font-weight="bold" officeooo:rsid="0054436e" officeooo:paragraph-rsid="0068ce3e" style:font-style-asian="normal" style:font-weight-asian="bold" style:font-style-complex="normal" style:font-weight-complex="bold"/>
    </style:style>
    <style:style style:name="P80" style:family="paragraph" style:parent-style-name="Text_20_body" style:list-style-name="L1">
      <style:paragraph-properties fo:margin-top="0in" fo:margin-bottom="0in" loext:contextual-spacing="false" fo:line-height="100%"/>
      <style:text-properties fo:font-weight="normal" officeooo:paragraph-rsid="00335e2d" style:font-weight-asian="normal" style:font-weight-complex="normal"/>
    </style:style>
    <style:style style:name="P81" style:family="paragraph" style:parent-style-name="Text_20_body" style:list-style-name="L1">
      <style:paragraph-properties fo:margin-top="0in" fo:margin-bottom="0in" loext:contextual-spacing="false" fo:line-height="100%"/>
      <style:text-properties fo:font-weight="normal" officeooo:rsid="003be0c3" officeooo:paragraph-rsid="003be0c3" style:font-weight-asian="normal" style:font-weight-complex="normal"/>
    </style:style>
    <style:style style:name="P82" style:family="paragraph" style:parent-style-name="Text_20_body" style:list-style-name="L1">
      <style:paragraph-properties fo:margin-top="0in" fo:margin-bottom="0in" loext:contextual-spacing="false" fo:line-height="100%"/>
      <style:text-properties fo:font-weight="normal" officeooo:rsid="004b12fc" officeooo:paragraph-rsid="004b12fc" style:font-weight-asian="normal" style:font-weight-complex="normal"/>
    </style:style>
    <style:style style:name="P83" style:family="paragraph" style:parent-style-name="Text_20_body" style:list-style-name="L1">
      <style:paragraph-properties fo:margin-top="0in" fo:margin-bottom="0in" loext:contextual-spacing="false" fo:line-height="100%"/>
      <style:text-properties fo:font-weight="bold" officeooo:paragraph-rsid="00335e2d" style:font-weight-asian="bold" style:font-weight-complex="bold"/>
    </style:style>
    <style:style style:name="P84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normal" officeooo:paragraph-rsid="005899b2" style:font-weight-asian="normal" style:font-weight-complex="normal"/>
    </style:style>
    <style:style style:name="P85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normal" officeooo:rsid="0035e78d" officeooo:paragraph-rsid="0035e78d" style:font-weight-asian="normal" style:font-weight-complex="normal"/>
    </style:style>
    <style:style style:name="P86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normal" officeooo:rsid="00379740" officeooo:paragraph-rsid="00379740" style:font-weight-asian="normal" style:font-weight-complex="normal"/>
    </style:style>
    <style:style style:name="P87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normal" officeooo:rsid="00383d23" officeooo:paragraph-rsid="00383d23" style:font-weight-asian="normal" style:font-weight-complex="normal"/>
    </style:style>
    <style:style style:name="P88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normal" officeooo:rsid="004c7c27" officeooo:paragraph-rsid="004c7c27" style:font-weight-asian="normal" style:font-weight-complex="normal"/>
    </style:style>
    <style:style style:name="P89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normal" officeooo:rsid="004e548e" officeooo:paragraph-rsid="004e548e" style:font-weight-asian="normal" style:font-weight-complex="normal"/>
    </style:style>
    <style:style style:name="P90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normal" officeooo:rsid="004f1dc5" officeooo:paragraph-rsid="005899b2" style:font-weight-asian="normal" style:font-weight-complex="normal"/>
    </style:style>
    <style:style style:name="P91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bold" officeooo:rsid="0035e78d" officeooo:paragraph-rsid="0035e78d" style:font-weight-asian="bold" style:font-weight-complex="bold"/>
    </style:style>
    <style:style style:name="P92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bold" officeooo:rsid="0035dbe2" officeooo:paragraph-rsid="0035dbe2" style:font-weight-asian="bold" style:font-weight-complex="bold"/>
    </style:style>
    <style:style style:name="P93" style:family="paragraph" style:parent-style-name="Text_20_body" style:list-style-name="L1">
      <style:paragraph-properties fo:margin-top="0in" fo:margin-bottom="0in" loext:contextual-spacing="false" fo:line-height="100%"/>
      <style:text-properties style:text-underline-style="none" fo:font-weight="bold" officeooo:rsid="005297a0" officeooo:paragraph-rsid="005899b2" style:font-weight-asian="bold" style:font-weight-complex="bold"/>
    </style:style>
    <style:style style:name="P94" style:family="paragraph" style:parent-style-name="Text_20_body" style:list-style-name="L1">
      <style:paragraph-properties fo:margin-top="0in" fo:margin-bottom="0in" loext:contextual-spacing="false" fo:line-height="100%"/>
      <style:text-properties fo:font-style="italic" style:text-underline-style="none" fo:font-weight="normal" officeooo:rsid="00383d23" officeooo:paragraph-rsid="00383d23" style:font-style-asian="italic" style:font-weight-asian="normal" style:font-style-complex="italic" style:font-weight-complex="normal"/>
    </style:style>
    <style:style style:name="P95" style:family="paragraph" style:parent-style-name="Text_20_body" style:list-style-name="L1">
      <style:paragraph-properties fo:margin-top="0in" fo:margin-bottom="0in" loext:contextual-spacing="false" fo:line-height="100%"/>
      <style:text-properties fo:font-style="italic" style:text-underline-style="none" fo:font-weight="normal" officeooo:rsid="00389110" officeooo:paragraph-rsid="00389110" style:font-style-asian="italic" style:font-weight-asian="normal" style:font-style-complex="italic" style:font-weight-complex="normal"/>
    </style:style>
    <style:style style:name="P96" style:family="paragraph" style:parent-style-name="Text_20_body" style:list-style-name="L1">
      <style:paragraph-properties fo:margin-top="0in" fo:margin-bottom="0in" loext:contextual-spacing="false" fo:line-height="100%"/>
      <style:text-properties fo:font-style="italic" style:text-underline-style="none" fo:font-weight="normal" officeooo:rsid="00397a88" officeooo:paragraph-rsid="00397a88" style:font-style-asian="italic" style:font-weight-asian="normal" style:font-style-complex="italic" style:font-weight-complex="normal"/>
    </style:style>
    <style:style style:name="P97" style:family="paragraph" style:parent-style-name="Text_20_body" style:list-style-name="L1">
      <style:paragraph-properties fo:margin-top="0in" fo:margin-bottom="0in" loext:contextual-spacing="false" fo:line-height="100%"/>
      <style:text-properties fo:font-style="italic" style:text-underline-style="none" fo:font-weight="normal" officeooo:rsid="003c1a19" officeooo:paragraph-rsid="003c1a19" style:font-style-asian="italic" style:font-weight-asian="normal" style:font-style-complex="italic" style:font-weight-complex="normal"/>
    </style:style>
    <style:style style:name="P98" style:family="paragraph" style:parent-style-name="Text_20_body" style:list-style-name="L1">
      <style:paragraph-properties fo:margin-top="0in" fo:margin-bottom="0in" loext:contextual-spacing="false" fo:line-height="100%"/>
      <style:text-properties fo:font-style="italic" style:text-underline-style="none" fo:font-weight="normal" officeooo:rsid="0041b401" officeooo:paragraph-rsid="0041b401" style:font-style-asian="italic" style:font-weight-asian="normal" style:font-style-complex="italic" style:font-weight-complex="normal"/>
    </style:style>
    <style:style style:name="P99" style:family="paragraph" style:parent-style-name="Text_20_body" style:list-style-name="L1">
      <style:paragraph-properties fo:margin-top="0in" fo:margin-bottom="0in" loext:contextual-spacing="false" fo:line-height="100%"/>
      <style:text-properties fo:font-style="italic" style:text-underline-style="none" fo:font-weight="normal" officeooo:rsid="005297a0" officeooo:paragraph-rsid="005899b2" style:font-style-asian="italic" style:font-weight-asian="normal" style:font-style-complex="italic" style:font-weight-complex="normal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18b477"/>
    </style:style>
    <style:style style:name="T3" style:family="text">
      <style:text-properties fo:font-variant="normal" fo:text-transform="none" fo:color="#000000" style:font-name="Verdana1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000000" style:font-name="Verdana1" fo:font-size="10pt" fo:letter-spacing="normal" fo:font-style="normal" fo:font-weight="bold" style:font-size-asian="10pt" style:font-size-complex="10pt"/>
    </style:style>
    <style:style style:name="T5" style:family="text">
      <style:text-properties fo:font-variant="normal" fo:text-transform="none" fo:color="#000000" style:font-name="Verdana1" fo:font-size="10pt" fo:letter-spacing="normal" fo:font-style="normal" fo:font-weight="bold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variant="normal" fo:text-transform="none" fo:color="#000000" style:font-name="Verdana1" fo:font-size="10pt" fo:letter-spacing="normal" fo:font-style="normal" officeooo:rsid="00335e2d" fo:background-color="transparent" loext:char-shading-value="0" style:font-size-asian="10pt" style:font-style-asian="normal" style:font-size-complex="10pt" style:font-style-complex="normal"/>
    </style:style>
    <style:style style:name="T7" style:family="text">
      <style:text-properties fo:font-variant="normal" fo:text-transform="none" fo:color="#000000" style:font-name="Verdana1" fo:font-size="10pt" fo:letter-spacing="normal" fo:font-style="normal" fo:background-color="transparent" loext:char-shading-value="0" style:font-size-asian="10pt" style:font-style-asian="normal" style:font-size-complex="10pt" style:font-style-complex="normal"/>
    </style:style>
    <style:style style:name="T8" style:family="text">
      <style:text-properties fo:font-variant="normal" fo:text-transform="none" fo:color="#000000" style:font-name="Verdana1" fo:font-size="10pt" fo:letter-spacing="normal" fo:font-style="normal" officeooo:rsid="0043938e" fo:background-color="transparent" loext:char-shading-value="0" style:font-size-asian="10pt" style:font-style-asian="normal" style:font-size-complex="10pt" style:font-style-complex="normal"/>
    </style:style>
    <style:style style:name="T9" style:family="text">
      <style:text-properties fo:font-variant="normal" fo:text-transform="none" fo:color="#000000" style:font-name="Verdana1" fo:font-size="10pt" fo:letter-spacing="normal" fo:font-style="normal" style:text-underline-style="solid" style:text-underline-width="auto" style:text-underline-color="font-color" officeooo:rsid="00335e2d" fo:background-color="transparent" loext:char-shading-value="0" style:font-size-asian="10pt" style:font-style-asian="normal" style:font-size-complex="10pt" style:font-style-complex="normal"/>
    </style:style>
    <style:style style:name="T10" style:family="text">
      <style:text-properties fo:font-variant="normal" fo:text-transform="none" fo:color="#000000" style:font-name="Verdana1" fo:font-size="10pt" fo:letter-spacing="normal" fo:font-style="normal" officeooo:rsid="00335e2d" fo:background-color="#c2e0ae" loext:char-shading-value="0" style:font-size-asian="10pt" style:font-style-asian="normal" style:font-size-complex="10pt" style:font-style-complex="normal"/>
    </style:style>
    <style:style style:name="T11" style:family="text">
      <style:text-properties fo:font-variant="normal" fo:text-transform="none" fo:color="#000000" style:font-name="Verdana1" fo:font-size="10pt" fo:letter-spacing="normal" fo:font-style="normal" style:text-underline-style="none" fo:font-weight="normal" officeooo:rsid="004eb3d7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font-name="Verdana1" fo:font-size="10pt" fo:letter-spacing="normal" fo:font-style="normal" style:text-underline-style="none" fo:font-weight="normal" officeooo:rsid="0062273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000000" style:font-name="Verdana1" fo:font-size="10pt" fo:letter-spacing="normal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font-name="Verdana1" fo:font-size="10pt" fo:letter-spacing="normal" fo:font-style="normal" style:text-underline-style="none" fo:font-weight="bold" officeooo:rsid="004eb3d7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font-variant="normal" fo:text-transform="none" fo:color="#000000" style:font-name="Verdana1" fo:font-size="10pt" fo:letter-spacing="normal" fo:background-color="transparent" loext:char-shading-value="0" style:font-size-asian="10pt" style:font-size-complex="10pt"/>
    </style:style>
    <style:style style:name="T16" style:family="text">
      <style:text-properties fo:font-variant="normal" fo:text-transform="none" fo:color="#000000" style:font-name="Verdana1" fo:font-size="10pt" fo:letter-spacing="normal" officeooo:rsid="0068ce3e" fo:background-color="transparent" loext:char-shading-value="0" style:font-size-asian="10pt" style:font-size-complex="10pt"/>
    </style:style>
    <style:style style:name="T17" style:family="text">
      <style:text-properties fo:font-variant="normal" fo:text-transform="none" fo:color="#000000" style:font-name="Verdana1" fo:font-size="10pt" fo:letter-spacing="normal" fo:font-style="italic" fo:background-color="transparent" loext:char-shading-value="0" style:font-size-asian="10pt" style:font-style-asian="italic" style:font-size-complex="10pt" style:font-style-complex="italic"/>
    </style:style>
    <style:style style:name="T18" style:family="text">
      <style:text-properties fo:font-variant="normal" fo:text-transform="none" fo:color="#000000" style:font-name="Verdana1" fo:font-size="10pt" fo:letter-spacing="normal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dc143c" style:font-name="Verdana1" fo:font-size="10pt" fo:letter-spacing="normal" fo:font-style="normal" fo:font-weight="normal" fo:background-color="#f1f1f1" loext:char-shading-value="0" style:font-size-asian="10pt" style:font-size-complex="10pt" loext:padding="0in" loext:border="none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495e2f" style:font-style-asian="normal" style:font-style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1a68e7"/>
    </style:style>
    <style:style style:name="T25" style:family="text">
      <style:text-properties fo:background-color="#fff200" loext:char-shading-value="0"/>
    </style:style>
    <style:style style:name="T26" style:family="text">
      <style:text-properties fo:background-color="#e0efd4" loext:char-shading-value="0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2aed61"/>
    </style:style>
    <style:style style:name="T29" style:family="text">
      <style:text-properties fo:background-color="#c2e0ae" loext:char-shading-value="0"/>
    </style:style>
    <style:style style:name="T30" style:family="text">
      <style:text-properties fo:background-color="#c2e0ae" loext:char-shading-value="0"/>
    </style:style>
    <style:style style:name="T31" style:family="text">
      <style:text-properties officeooo:rsid="00335e2d"/>
    </style:style>
    <style:style style:name="T32" style:family="text">
      <style:text-properties officeooo:rsid="005bee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21123307" text:style-name="L1">
        <text:list-item>
          <text:p text:style-name="P4">J<text:span text:style-name="T31">JS Overview:</text:span></text:p>
          <text:list>
            <text:list-item>
              <text:p text:style-name="P5">A JavaScript program is a list of programming statements.</text:p>
              <text:list>
                <text:list-item>
                  <text:p text:style-name="P5"><text:bookmark-ref text:reference-format="text" text:ref-name="Statements">JS Statements:</text:bookmark-ref></text:p>
                </text:list-item>
              </text:list>
            </text:list-item>
            <text:list-item>
              <text:p text:style-name="P1">accepts both double and single quotes</text:p>
            </text:list-item>
            <text:list-item>
              <text:p text:style-name="P4">change HTML attribute values</text:p>
            </text:list-item>
            <text:list-item>
              <text:p text:style-name="P4">change CSS styles</text:p>
            </text:list-item>
            <text:list-item>
              <text:p text:style-name="P4">hide/hide HTML elements</text:p>
            </text:list-item>
          </text:list>
          <text:p text:style-name="P1"/>
        </text:list-item>
        <text:list-item>
          <text:p text:style-name="P8"><text:bookmark-start text:name="Location of JS in HTML file"/>Location of JS in HTML file:<text:bookmark-end text:name="Location of JS in HTML file"/></text:p>
          <text:list>
            <text:list-item>
              <text:p text:style-name="P1">You can place any number of scripts in an HTML document.</text:p>
            </text:list-item>
            <text:list-item>
              <text:p text:style-name="P2">Scripts can be placed in the &lt;body&gt;, or in the &lt;head&gt; section of an HTML page, or in both.</text:p>
              <text:list>
                <text:list-item>
                  <text:p text:style-name="P2">In HTML, JavaScript code must be inserted between &lt;script&gt; and &lt;/script&gt; tags</text:p>
                </text:list-item>
              </text:list>
            </text:list-item>
            <text:list-item>
              <text:p text:style-name="P2">Placing scripts at the bottom of the &lt;body&gt; element improves the display speed, because script interpretation slows down the display.</text:p>
              <text:list>
                <text:list-header>
                  <text:p text:style-name="P6"/>
                </text:list-header>
              </text:list>
            </text:list-item>
          </text:list>
          <text:p text:style-name="P1"/>
        </text:list-item>
        <text:list-item>
          <text:p text:style-name="P8"><text:bookmark-start text:name="External Scripts"/>External Scripts:<text:bookmark-end text:name="External Scripts"/></text:p>
          <text:list>
            <text:list-item>
              <text:p text:style-name="P20"><text:span text:style-name="T2">External scripts are practical when the same code is used in many different web pages.</text:span></text:p>
              <text:list>
                <text:list-item>
                  <text:p text:style-name="P17"><text:span text:style-name="T3">JavaScript files have the file extension </text:span><text:span text:style-name="Strong_20_Emphasis"><text:span text:style-name="T4">.js</text:span></text:span><text:span text:style-name="T3">.</text:span></text:p>
                </text:list-item>
                <text:list-item>
                  <text:p text:style-name="P17"><text:span text:style-name="T3">To use an external script, put the name of the script file in the </text:span><text:span text:style-name="Source_20_Text"><text:span text:style-name="T19">src</text:span></text:span><text:span text:style-name="T3"> (source) attribute of a </text:span><text:span text:style-name="Source_20_Text"><text:span text:style-name="T19">&lt;script&gt;</text:span></text:span><text:span text:style-name="T3"> tag:</text:span></text:p>
                </text:list-item>
                <text:list-item>
                  <text:p text:style-name="P21"><text:span text:style-name="T1">Example:</text:span></text:p>
                  <text:list>
                    <text:list-item>
                      <text:p text:style-name="P21">&lt;script src="myScript.js"&gt;&lt;/script&gt;</text:p>
                    </text:list-item>
                  </text:list>
                </text:list-item>
              </text:list>
            </text:list-item>
            <text:list-item>
              <text:p text:style-name="P21">Placing scripts in external files has some advantages:</text:p>
              <text:list>
                <text:list-item>
                  <text:p text:style-name="P21">It separates HTML and code</text:p>
                </text:list-item>
                <text:list-item>
                  <text:p text:style-name="P21">It makes HTML and JavaScript easier to read and maintain</text:p>
                </text:list-item>
                <text:list-item>
                  <text:p text:style-name="P22">Cached JavaScript files can speed up page loads</text:p>
                </text:list-item>
              </text:list>
            </text:list-item>
            <text:list-item>
              <text:p text:style-name="P22">External scripts can be referenced with a full URL or with a path relative to the current web page</text:p>
              <text:list>
                <text:list-item>
                  <text:p text:style-name="P22"><text:span text:style-name="T24">Example:</text:span></text:p>
                  <text:list>
                    <text:list-item>
                      <text:p text:style-name="P22">&lt;script src="https://www.w3schools.com/js/myScript1.js"&gt;&lt;/script&gt;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84909826356442" text:continue-numbering="true" text:style-name="L1">
        <text:list-item>
          <text:p text:style-name="P49"><text:bookmark-start text:name="Displaying Data"/>Displaying data:<text:bookmark-end text:name="Displaying Data"/></text:p>
          <text:list>
            <text:list-item>
              <text:p text:style-name="P24">JavaScript can "display" data in different ways:</text:p>
              <text:list>
                <text:list-item>
                  <text:p text:style-name="P24">Writing into an HTML element, using <text:span text:style-name="T26">innerHTML.</text:span></text:p>
                  <text:list>
                    <text:list-item>
                      <text:p text:style-name="P24">To access an HTML element, JavaScript can use the <text:span text:style-name="T25">document.getElementById(id)</text:span> method.</text:p>
                      <text:list>
                        <text:list-item>
                          <text:p text:style-name="P24">Break output up using “<text:span text:style-name="T27">&lt;br&gt;</text:span>”</text:p>
                        </text:list-item>
                      </text:list>
                    </text:list-item>
                    <text:list-item>
                      <text:p text:style-name="P24">The id attribute defines the HTML element. The innerHTML property defines the HTML content:</text:p>
                      <text:list>
                        <text:list-header>
                          <text:p text:style-name="P70">&lt;script&gt;</text:p>
                          <text:p text:style-name="P70">document.getElementById("demo").innerHTML = 5 + 6;</text:p>
                          <text:p text:style-name="P70">&lt;/script&gt;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84908496993189" text:continue-numbering="true" text:style-name="L1">
        <text:list-item>
          <text:p text:style-name="P50">Displaying Data continued:</text:p>
          <text:list>
            <text:list-item>
              <text:list>
                <text:list-item>
                  <text:p text:style-name="P24">Writing into the HTML output using <text:span text:style-name="T25">document.write()</text:span>.</text:p>
                  <text:list>
                    <text:list-item>
                      <text:p text:style-name="P52">Using document.write() after an HTML document is loaded, <text:span text:style-name="T23">will delete all existing HTML</text:span>:</text:p>
                    </text:list-item>
                    <text:list-item>
                      <text:p text:style-name="P38">Example:</text:p>
                      <text:list>
                        <text:list-header>
                          <text:p text:style-name="P63">&lt;!DOCTYPE html&gt;</text:p>
                          <text:p text:style-name="P63"><text:soft-page-break/>&lt;html&gt;</text:p>
                          <text:p text:style-name="P63">&lt;body&gt;</text:p>
                          <text:p text:style-name="P63"/>
                          <text:p text:style-name="P63">&lt;h1&gt;My First Web Page&lt;/h1&gt;</text:p>
                          <text:p text:style-name="P63">&lt;p&gt;My first paragraph.&lt;/p&gt;</text:p>
                          <text:p text:style-name="P63"/>
                          <text:p text:style-name="P63">&lt;script&gt;</text:p>
                          <text:p text:style-name="P63">document.write(5 + 6);</text:p>
                          <text:p text:style-name="P63">&lt;/script&gt;</text:p>
                          <text:p text:style-name="P63"/>
                          <text:p text:style-name="P63">&lt;/body&gt;</text:p>
                          <text:p text:style-name="P63">&lt;/html&gt;</text:p>
                        </text:list-header>
                      </text:list>
                    </text:list-item>
                    <text:list-item>
                      <text:p text:style-name="P48">The document.write() method should only be used for testing.</text:p>
                      <text:list>
                        <text:list-header>
                          <text:p text:style-name="P38"/>
                        </text:list-header>
                      </text:list>
                    </text:list-item>
                  </text:list>
                </text:list-item>
                <text:list-item>
                  <text:p text:style-name="P24">Writing into an alert box, using window.alert().</text:p>
                  <text:list>
                    <text:list-item>
                      <text:p text:style-name="P26">Example:</text:p>
                      <text:list>
                        <text:list-header>
                          <text:p text:style-name="P69">&lt;!DOCTYPE html&gt;</text:p>
                          <text:p text:style-name="P69">&lt;html&gt;</text:p>
                          <text:p text:style-name="P69">&lt;body&gt;</text:p>
                        </text:list-header>
                      </text:list>
                      <text:p text:style-name="P69"/>
                      <text:list text:continue-numbering="true">
                        <text:list-header>
                          <text:p text:style-name="P69">&lt;h1&gt;My First Web Page&lt;/h1&gt;</text:p>
                          <text:p text:style-name="P69">&lt;p&gt;My first paragraph.&lt;/p&gt;</text:p>
                        </text:list-header>
                      </text:list>
                      <text:p text:style-name="P69"/>
                      <text:list text:continue-numbering="true">
                        <text:list-header>
                          <text:p text:style-name="P69">&lt;script&gt;</text:p>
                          <text:p text:style-name="P69">window.alert(5 + 6);</text:p>
                          <text:p text:style-name="P69">&lt;/script&gt;</text:p>
                          <text:p text:style-name="P69"/>
                          <text:p text:style-name="P69">&lt;/body&gt;</text:p>
                          <text:p text:style-name="P69">&lt;/html&gt;</text:p>
                        </text:list-header>
                      </text:list>
                    </text:list-item>
                  </text:list>
                  <text:p text:style-name="P24"/>
                </text:list-item>
                <text:list-item>
                  <text:p text:style-name="P24">Writing into the browser console, using console.log().</text:p>
                  <text:list>
                    <text:list-item>
                      <text:p text:style-name="P24">For debugging purposes, you can use the console.log() method to display data.</text:p>
                    </text:list-item>
                    <text:list-item>
                      <text:p text:style-name="P27">Example:</text:p>
                      <text:list>
                        <text:list-header>
                          <text:p text:style-name="P68">&lt;!DOCTYPE html&gt;</text:p>
                          <text:p text:style-name="P68">&lt;html&gt;</text:p>
                          <text:p text:style-name="P68">&lt;body&gt;</text:p>
                          <text:p text:style-name="P68"/>
                          <text:p text:style-name="P68">&lt;script&gt;</text:p>
                          <text:p text:style-name="P68">console.log(5 + 6);</text:p>
                          <text:p text:style-name="P68">&lt;/script&gt;</text:p>
                          <text:p text:style-name="P68"/>
                          <text:p text:style-name="P68">&lt;/body&gt;</text:p>
                          <text:p text:style-name="P68">&lt;/html&gt;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84909444327815" text:continue-numbering="true" text:style-name="L1">
        <text:list-item>
          <text:p text:style-name="P29"><text:bookmark-start text:name="Statements"/><text:soft-page-break/><text:span text:style-name="T23">JS Statements:</text:span><text:bookmark-end text:name="Statements"/></text:p>
          <text:list>
            <text:list-item>
              <text:p text:style-name="P29">A JavaScript program is a list of programming statements.</text:p>
            </text:list-item>
            <text:list-item>
              <text:p text:style-name="P30">Go in the same sections regular scripts go (body or head)</text:p>
            </text:list-item>
            <text:list-item>
              <text:p text:style-name="P29">Example:</text:p>
              <text:list>
                <text:list-header>
                  <text:p text:style-name="P29"><text:span text:style-name="T27">var x, y, z; </text:span><text:s text:c="3"/>// Statement 1</text:p>
                  <text:p text:style-name="P29"><text:span text:style-name="T27">x = 5; <text:s/></text:span><text:s text:c="8"/>// Statement 2</text:p>
                  <text:p text:style-name="P29"><text:span text:style-name="T27">y = 6;</text:span> <text:s text:c="9"/>// Statement 3</text:p>
                  <text:p text:style-name="P29"><text:span text:style-name="T27">z = x + y;</text:span> <text:s text:c="5"/>// Statement 4</text:p>
                </text:list-header>
              </text:list>
            </text:list-item>
            <text:list-item>
              <text:p text:style-name="P31">JS statements are composed of:</text:p>
              <text:list>
                <text:list-item>
                  <text:p text:style-name="P31">Values</text:p>
                </text:list-item>
                <text:list-item>
                  <text:p text:style-name="P31">Operators</text:p>
                </text:list-item>
                <text:list-item>
                  <text:p text:style-name="P31">Expressions</text:p>
                </text:list-item>
                <text:list-item>
                  <text:p text:style-name="P31">Keywords</text:p>
                </text:list-item>
                <text:list-item>
                  <text:p text:style-name="P31">Commands</text:p>
                </text:list-item>
              </text:list>
            </text:list-item>
          </text:list>
        </text:list-item>
      </text:list>
      <text:p text:style-name="P32"/>
      <text:list xml:id="list184909654319368" text:continue-numbering="true" text:style-name="L1">
        <text:list-item>
          <text:list>
            <text:list-item>
              <text:list>
                <text:list-item>
                  <text:p text:style-name="P33">Example:</text:p>
                  <text:list>
                    <text:list-item>
                      <text:p text:style-name="P33">This statement tells the browser to write "Hello Dolly." inside an HTML element with id="demo":</text:p>
                      <text:list>
                        <text:list-item>
                          <text:p text:style-name="P67">document.getElementById("demo").innerHTML = "Hello Dolly.";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84909197985613" text:continue-numbering="true" text:style-name="L1">
        <text:list-item>
          <text:list>
            <text:list-item>
              <text:p text:style-name="P34">The statements are executed, one by one, in the same order as they are written.</text:p>
            </text:list-item>
            <text:list-item>
              <text:p text:style-name="P34">Semicolons separate JavaScript statements. <text:span text:style-name="T28">(see above)</text:span></text:p>
              <text:list>
                <text:list-item>
                  <text:p text:style-name="P34">When separated by semicolons, multiple statements on one line are allowed.</text:p>
                  <text:list>
                    <text:list-item>
                      <text:p text:style-name="P36">Example:</text:p>
                      <text:list>
                        <text:list-item>
                          <text:p text:style-name="P71">a = 5; b = 6; c = a + b;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JavaScript ignores multiple spaces. You can add white space to your script to make it more readable.</text:p>
              <text:list>
                <text:list-item>
                  <text:p text:style-name="P37">The following produce the same results:</text:p>
                  <text:list>
                    <text:list-header>
                      <text:p text:style-name="P72">var person =<text:span text:style-name="T30"> "</text:span>Hege";</text:p>
                      <text:p text:style-name="P72">var person="Hege";</text:p>
                    </text:list-header>
                  </text:list>
                </text:list-item>
              </text:list>
            </text:list-item>
            <text:list-item>
              <text:p text:style-name="P37">If a JavaScript statement does not fit on one line, the best place to <text:span text:style-name="T30">break it is after an operator.</text:span></text:p>
            </text:list-item>
            <text:list-item>
              <text:p text:style-name="P39">JavaScript statements can be grouped together in code blocks, inside curly brackets {...}.</text:p>
              <text:list>
                <text:list-item>
                  <text:p text:style-name="P39">The purpose of code blocks is to define statements to be executed together.</text:p>
                </text:list-item>
                <text:list-item>
                  <text:p text:style-name="P39">One place you will find statements grouped together in blocks, is in JavaScript functions</text:p>
                  <text:list>
                    <text:list-item>
                      <text:p text:style-name="P40">Example:</text:p>
                      <text:list>
                        <text:list-header>
                          <text:p text:style-name="P64">function myFunction() {</text:p>
                          <text:p text:style-name="P64"><text:s text:c="2"/>document.getElementById("demo1").innerHTML = "Hello Dolly!";</text:p>
                          <text:p text:style-name="P64"><text:s text:c="2"/>document.getElementById("demo2").innerHTML = "How are you?";</text:p>
                          <text:p text:style-name="P64">}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41">JS Keywords: https://www.w3schools.com/js/js_reserved.asp</text:p>
            </text:list-item>
          </text:list>
        </text:list-item>
      </text:list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xml:id="list184908787613998" text:continue-numbering="true" text:style-name="L1">
        <text:list-item>
          <text:p text:style-name="P83"><text:bookmark-start text:name="Syntax"/><text:soft-page-break/><text:span text:style-name="T6">JavaScript Syntax:</text:span><text:bookmark-end text:name="Syntax"/></text:p>
          <text:list>
            <text:list-item>
              <text:p text:style-name="P81"><text:span text:style-name="T6">J</text:span><text:span text:style-name="T7">S is case sensitive.</text:span></text:p>
            </text:list-item>
            <text:list-item>
              <text:p text:style-name="P82"><text:span text:style-name="T7">Each statement ends with a semicolon “;”</text:span></text:p>
            </text:list-item>
            <text:list-item>
              <text:p text:style-name="P82"><text:span text:style-name="T7">JavaScript evaluates expressions from left to right.</text:span></text:p>
            </text:list-item>
            <text:list-item>
              <text:p text:style-name="P80"><text:span text:style-name="T6">The JavaScript syntax defines two types of values: Fixed values and variable values.</text:span></text:p>
              <text:list>
                <text:list-item>
                  <text:p text:style-name="P80"><text:span text:style-name="T6">Fixed values are called </text:span><text:span text:style-name="T9">literals</text:span><text:span text:style-name="T6">. Variable values are called </text:span><text:span text:style-name="T9">variables</text:span><text:span text:style-name="T6">.</text:span></text:p>
                </text:list-item>
                <text:list-item>
                  <text:p text:style-name="P80"><text:span text:style-name="T10">Numbers</text:span><text:span text:style-name="T6"> are written with or without decimals:</text:span></text:p>
                </text:list-item>
                <text:list-item>
                  <text:p text:style-name="P80"><text:span text:style-name="T10">Strings</text:span><text:span text:style-name="T6"> are text, written within </text:span><text:span text:style-name="T9">double or single quotes</text:span></text:p>
                </text:list-item>
              </text:list>
            </text:list-item>
            <text:list-item>
              <text:p text:style-name="P92"><text:span text:style-name="T7"><text:bookmark-ref text:reference-format="text" text:ref-name="Variables">JavaScript Variables:</text:bookmark-ref></text:span></text:p>
            </text:list-item>
            <text:list-item>
              <text:p text:style-name="P91"><text:bookmark-start text:name="Operators"/><text:span text:style-name="T6">O</text:span><text:span text:style-name="T7">perators</text:span><text:bookmark-end text:name="Operators"/><text:span text:style-name="T7">:</text:span></text:p>
              <text:list>
                <text:list-item>
                  <text:p text:style-name="P85"><text:span text:style-name="T7">JavaScript uses </text:span><text:span text:style-name="T5">arithmetic operators</text:span><text:span text:style-name="T7"> ( + - * / ) to compute values.</text:span></text:p>
                  <text:list>
                    <text:list-item>
                      <text:p text:style-name="P19"><text:a xlink:type="simple" xlink:href="../../JS_Examples/arithmetic_operators.png" text:style-name="Internet_20_link" text:visited-style-name="Visited_20_Internet_20_Link"><text:span text:style-name="T11">/home/alt/Documents/Fall 2019/Software_Eng/JS_Examples/arithmetic_operators.png</text:span></text:a></text:p>
                    </text:list-item>
                  </text:list>
                </text:list-item>
                <text:list-item>
                  <text:p text:style-name="P85"><text:span text:style-name="T7">JavaScript uses an assignment operator ( = ) to assign values to variables:</text:span></text:p>
                </text:list-item>
                <text:list-item>
                  <text:p text:style-name="P85"><text:span text:style-name="T7">The "equal to" operator is written like == in JavaScript.</text:span></text:p>
                </text:list-item>
                <text:list-item>
                  <text:p text:style-name="P88"><text:span text:style-name="T5">“typeof”</text:span><text:span text:style-name="T7"> returns the type of a variable</text:span></text:p>
                  <text:list>
                    <text:list-item>
                      <text:p text:style-name="P88"><text:span text:style-name="T7">typeof "" <text:s text:c="12"/>// Returns "string"</text:span></text:p>
                    </text:list-item>
                    <text:list-item>
                      <text:p text:style-name="P88"><text:span text:style-name="T7">typeof "John" <text:s text:c="8"/>// Returns "string"</text:span></text:p>
                    </text:list-item>
                  </text:list>
                </text:list-item>
                <text:list-item>
                  <text:p text:style-name="P88"><text:span text:style-name="T5">“instanceof”</text:span><text:span text:style-name="T7"> returns true if an object is an instance of an object type.</text:span></text:p>
                </text:list-item>
                <text:list-item>
                  <text:p text:style-name="P89"><text:span text:style-name="T7">JS supports bitwise operators.</text:span></text:p>
                </text:list-item>
                <text:list-item>
                  <text:p text:style-name="P18"><text:span text:style-name="T14">Assignment operators:</text:span><text:span text:style-name="T11"> </text:span><text:a xlink:type="simple" xlink:href="../../JS_Examples/assignment_operators.png" text:style-name="Internet_20_link" text:visited-style-name="Visited_20_Internet_20_Link">/home/alt/Documents/Fall 2019/Software_Eng/JS_Examples/assignment_operators.png</text:a></text:p>
                </text:list-item>
              </text:list>
            </text:list-item>
            <text:list-item>
              <text:p text:style-name="P86"><text:span text:style-name="T7">Expressions:</text:span></text:p>
              <text:list>
                <text:list-item>
                  <text:p text:style-name="P86"><text:span text:style-name="T7">An expression is a combination of values, variables, and operators, which computes to a value.</text:span></text:p>
                  <text:list>
                    <text:list-item>
                      <text:p text:style-name="P86"><text:span text:style-name="T7">Example:</text:span></text:p>
                      <text:list>
                        <text:list-item>
                          <text:p text:style-name="P86"><text:span text:style-name="T7">5 * 10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6"><text:span text:style-name="T7">The values can be of various types, such as numbers and strings.</text:span></text:p>
                  <text:list>
                    <text:list-item>
                      <text:p text:style-name="P87"><text:span text:style-name="T7">Example:</text:span></text:p>
                      <text:list>
                        <text:list-item>
                          <text:p text:style-name="P94"><text:span text:style-name="T15">"John" + " " + "Doe" </text:span><text:span text:style-name="T7">//Evaluates to John Do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5"><text:span text:style-name="T7">Comments:</text:span></text:p>
              <text:list>
                <text:list-item>
                  <text:p text:style-name="P95"><text:span text:style-name="T7">Same as C, C++, and Java</text:span></text:p>
                </text:list-item>
              </text:list>
            </text:list-item>
            <text:list-item>
              <text:p text:style-name="P96"><text:span text:style-name="T7">Identifiers:</text:span></text:p>
              <text:list>
                <text:list-item>
                  <text:p text:style-name="P96"><text:span text:style-name="T7">Identifiers are names.</text:span></text:p>
                  <text:list>
                    <text:list-item>
                      <text:p text:style-name="P96"><text:span text:style-name="T7">In JavaScript, the first character must be a letter, or an underscore (_), or a dollar sign ($).</text:span></text:p>
                      <text:list>
                        <text:list-item>
                          <text:p text:style-name="P96"><text:span text:style-name="T7">Subsequent characters may be letters, digits, underscores, or dollar signs.</text:span></text:p>
                        </text:list-item>
                      </text:list>
                    </text:list-item>
                    <text:list-item>
                      <text:p text:style-name="P96"><text:span text:style-name="T7">Numbers are not allowed as the first character.</text:span></text:p>
                    </text:list-item>
                    <text:list-item>
                      <text:p text:style-name="P96"><text:span text:style-name="T7">Hyphens are not allowed in JavaScript. They are reserved for subtractions.</text:span></text:p>
                    </text:list-item>
                  </text:list>
                </text:list-item>
              </text:list>
            </text:list-item>
            <text:list-item>
              <text:p text:style-name="P97"><text:span text:style-name="T7">Character Set:</text:span></text:p>
              <text:list>
                <text:list-item>
                  <text:p text:style-name="P97"><text:span text:style-name="T7">JavaScript uses the Unicode character set.</text:span></text:p>
                </text:list-item>
              </text:list>
            </text:list-item>
            <text:list-item>
              <text:p text:style-name="P98"><text:span text:style-name="T7">Line breaks:</text:span></text:p>
              <text:list>
                <text:list-item>
                  <text:p text:style-name="P98"><text:span text:style-name="T7">Break output up using “&lt;br&gt;” </text:span><text:span text:style-name="T8">with document.getElementById(id).innerHTML</text:span></text:p>
                </text:list-item>
              </text:list>
            </text:list-item>
          </text:list>
        </text:list-item>
      </text:list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xml:id="list184908357250758" text:continue-numbering="true" text:style-name="L1">
        <text:list-item>
          <text:p text:style-name="P51"><text:bookmark-start text:name="Variables"/><text:soft-page-break/>JavaScript Variables:<text:bookmark-end text:name="Variables"/></text:p>
          <text:list>
            <text:list-item>
              <text:p text:style-name="P44">JavaScript variables are containers for storing data values.</text:p>
              <text:list>
                <text:list-item>
                  <text:p text:style-name="P44">Example:</text:p>
                  <text:list>
                    <text:list-header>
                      <text:p text:style-name="P65">var x = 5;</text:p>
                      <text:p text:style-name="P65">var y = 6;</text:p>
                      <text:p text:style-name="P65">var z = x + y;</text:p>
                    </text:list-header>
                  </text:list>
                </text:list-item>
              </text:list>
            </text:list-item>
            <text:list-item>
              <text:p text:style-name="P44">All JavaScript variables must be identified with unique names.</text:p>
            </text:list-item>
            <text:list-item>
              <text:p text:style-name="P44">You declare a JavaScript variable with the <text:span text:style-name="T29">var</text:span> keyword.</text:p>
              <text:list>
                <text:list-item>
                  <text:p text:style-name="P45">An unasigned variable has a default value of undefined.</text:p>
                  <text:list>
                    <text:list-item>
                      <text:p text:style-name="P47">A variable assigned no value like “ <text:span text:style-name="T27">var car = “”;</text:span> “ will have both a legal value and a name.</text:p>
                    </text:list-item>
                  </text:list>
                </text:list-item>
                <text:list-item>
                  <text:p text:style-name="P45">You can redefine the same variable.</text:p>
                </text:list-item>
              </text:list>
            </text:list-item>
            <text:list-item>
              <text:p text:style-name="P46">Some variable examples:</text:p>
              <text:list>
                <text:list-item>
                  <text:p text:style-name="P66">var x = "John" + " " + "Doe";</text:p>
                </text:list-item>
                <text:list-item>
                  <text:p text:style-name="P66">var x = 2 + 3 + "5"; <text:span text:style-name="T20">//</text:span><text:span text:style-name="T21">results in 55 </text:span></text:p>
                </text:list-item>
              </text:list>
            </text:list-item>
            <text:list-item>
              <text:p text:style-name="P46">If you put a number in quotes, the rest of the numbers will be treated as strings, and concatenated.</text:p>
              <text:list>
                <text:list-item>
                  <text:p text:style-name="P66">var x = "5" + 2 + 3;</text:p>
                </text:list-item>
              </text:list>
            </text:list-item>
            <text:list-item>
              <text:p text:style-name="P84"><text:span text:style-name="T6">JavaScript uses the </text:span><text:span text:style-name="T10">var</text:span><text:span text:style-name="T6"> keyword to declare variables.</text:span></text:p>
              <text:list>
                <text:list-item>
                  <text:p text:style-name="P84"><text:span text:style-name="T6">An equal sign is used to assign values to variables.</text:span></text:p>
                </text:list-item>
              </text:list>
            </text:list-item>
            <text:list-item>
              <text:p text:style-name="P84"><text:span text:style-name="T6">JavaScript has dynamic types. This means that the same variable can be used to hold different data types</text:span></text:p>
              <text:list>
                <text:list-item>
                  <text:p text:style-name="P90"><text:span text:style-name="T6">E</text:span><text:span text:style-name="T7">xample:</text:span></text:p>
                  <text:list>
                    <text:list-item>
                      <text:list>
                        <text:list-header>
                          <text:p text:style-name="P90"><text:span text:style-name="T17">var x; <text:s/></text:span><text:span text:style-name="T7"><text:s text:c="9"/>// Now x is undefined</text:span></text:p>
                          <text:p text:style-name="P90"><text:span text:style-name="T17">x = 5; </text:span><text:span text:style-name="T7"><text:s text:c="10"/>// Now x is a Number</text:span></text:p>
                          <text:p text:style-name="P90"><text:span text:style-name="T17">x = "John"; <text:s/></text:span><text:span text:style-name="T7"><text:s text:c="4"/>// Now x is a String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90"><text:span text:style-name="T7">Extra large or extra small numbers can be written with scientific (exponential) notation.</text:span></text:p>
              <text:list>
                <text:list-item>
                  <text:list>
                    <text:list-header>
                      <text:p text:style-name="P90"><text:span text:style-name="T17">var y = 123e5; </text:span><text:span text:style-name="T7"><text:s text:c="5"/>// 12300000</text:span></text:p>
                      <text:p text:style-name="P90"><text:span text:style-name="T17">var z = 123e-5;</text:span><text:span text:style-name="T7"> <text:s text:c="4"/>// 0.00123</text:span></text:p>
                    </text:list-header>
                  </text:list>
                </text:list-item>
              </text:list>
            </text:list-item>
            <text:list-item>
              <text:p text:style-name="P93"><text:bookmark-start text:name="Arrays"/><text:span text:style-name="T7">Arrays</text:span><text:bookmark-end text:name="Arrays"/><text:span text:style-name="T7">:</text:span></text:p>
              <text:list>
                <text:list-item>
                  <text:list>
                    <text:list-item>
                      <text:p text:style-name="P99"><text:span text:style-name="T15">var cars = ["Saab", "Volvo", "BMW"];</text:span></text:p>
                    </text:list-item>
                  </text:list>
                </text:list-item>
              </text:list>
            </text:list-item>
            <text:list-item>
              <text:p text:style-name="P99"><text:span text:style-name="T15"><text:bookmark-ref text:reference-format="text" text:ref-name="Objects">Objects</text:bookmark-ref></text:span></text:p>
            </text:list-item>
          </text:list>
        </text:list-item>
      </text:list>
      <text:p text:style-name="P57"><text:span text:style-name="T15"/></text:p>
      <text:p text:style-name="P57"><text:span text:style-name="T15"/></text:p>
      <text:p text:style-name="P57"><text:span text:style-name="T15"/></text:p>
      <text:p text:style-name="P57"><text:span text:style-name="T15"/></text:p>
      <text:p text:style-name="P57"><text:span text:style-name="T15"/></text:p>
      <text:p text:style-name="P57"><text:span text:style-name="T15"/></text:p>
      <text:p text:style-name="P57"><text:span text:style-name="T15"/></text:p>
      <text:p text:style-name="P57"><text:span text:style-name="T15"/></text:p>
      <text:p text:style-name="P57"><text:span text:style-name="T15"/></text:p>
      <text:p text:style-name="P57"><text:span text:style-name="T15"/></text:p>
      <text:p text:style-name="P57"><text:span text:style-name="T15"/></text:p>
      <text:p text:style-name="P57"><text:span text:style-name="T15"/></text:p>
      <text:p text:style-name="P57"><text:span text:style-name="T15"/></text:p>
      <text:p text:style-name="P57"><text:span text:style-name="T15"/></text:p>
      <text:p text:style-name="P57"><text:span text:style-name="T15"/></text:p>
      <text:p text:style-name="P57"><text:span text:style-name="T15"/></text:p>
      <text:p text:style-name="P57"><text:span text:style-name="T15"/></text:p>
      <text:p text:style-name="P57"><text:span text:style-name="T15"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list xml:id="list184910016151144" text:continue-numbering="true" text:style-name="L1">
        <text:list-item>
          <text:p text:style-name="P9">JS Functions:</text:p>
          <text:list>
            <text:list-item>
              <text:p text:style-name="P3">A JavaScript function is a block of JavaScript code, that can be executed when "called" for.</text:p>
              <text:list>
                <text:list-item>
                  <text:p text:style-name="P7">Example:</text:p>
                  <text:list>
                    <text:list-item>
                      <text:p text:style-name="P7">&lt;script&gt;</text:p>
                      <text:p text:style-name="P7">function myFunction() {</text:p>
                      <text:p text:style-name="P7"><text:s text:c="2"/>document.getElementById("demo").innerHTML = "Paragraph changed.";</text:p>
                      <text:p text:style-name="P7">}</text:p>
                      <text:p text:style-name="P10">&lt;/script&gt;</text:p>
                    </text:list-item>
                  </text:list>
                </text:list-item>
              </text:list>
            </text:list-item>
            <text:list-item>
              <text:p text:style-name="P10">A Function is much the same as a Procedure or a Subroutine, in other programming languages.</text:p>
            </text:list-item>
            <text:list-item>
              <text:p text:style-name="P10">When JavaScript reaches a return statement, the function will stop executing.</text:p>
              <text:list>
                <text:list-item>
                  <text:p text:style-name="P11">Can return values.</text:p>
                </text:list-item>
              </text:list>
            </text:list-item>
            <text:list-item>
              <text:p text:style-name="P11">Accessing a function without () will return the function definition instead of the function result</text:p>
              <text:list>
                <text:list-item>
                  <text:p text:style-name="P12"><text:a xlink:type="simple" xlink:href="../../JS_Examples/bad_function_call.png" text:style-name="Internet_20_link" text:visited-style-name="Visited_20_Internet_20_Link"><text:span text:style-name="T12">/home/alt/Documents/Fall 2019/Software_Eng/JS_Examples/bad_function_call.png</text:span></text:a></text:p>
                </text:list-item>
                <text:list-item>
                  <text:p text:style-name="P12"><text:span text:style-name="T12">Functions can be used the same way as you use variables, in all types of formulas, assignments, and calculations.</text:span></text:p>
                  <text:list>
                    <text:list-item>
                      <text:p text:style-name="P13"><text:span text:style-name="T12">E</text:span><text:span text:style-name="T13">xample:</text:span></text:p>
                      <text:list>
                        <text:list-item>
                          <text:p text:style-name="P14"><text:span text:style-name="T18">var text = "The temperature is " + toCelsius(77) + " Celsius"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list xml:id="list184910287029794" text:continue-numbering="true" text:style-name="L1">
        <text:list-item>
          <text:list>
            <text:list-item>
              <text:p text:style-name="P79"><text:soft-page-break/><text:span text:style-name="T16">JS </text:span><text:bookmark-start text:name="Objects"/><text:span text:style-name="T15">Objects</text:span><text:bookmark-end text:name="Objects"/><text:span text:style-name="T15">:</text:span></text:p>
              <text:list>
                <text:list-item>
                  <text:list>
                    <text:list-item>
                      <text:p text:style-name="P78"><text:span text:style-name="T15">JavaScript objects are written with curly braces {}.</text:span></text:p>
                    </text:list-item>
                    <text:list-item>
                      <text:p text:style-name="P78"><text:span text:style-name="T15">Object properties are written as name:value pairs, separated by commas.</text:span></text:p>
                      <text:list>
                        <text:list-item>
                          <text:p text:style-name="P78"><text:span text:style-name="T15">Example:</text:span></text:p>
                          <text:list>
                            <text:list-item>
                              <text:p text:style-name="P73">var person = {firstName:"John", lastName:"Doe", age:50, eyeColor:"blue"};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">Objects can also have methods.</text:p>
                      <text:list>
                        <text:list-item>
                          <text:p text:style-name="P58">Methods are actions that can be performed on objects.</text:p>
                        </text:list-item>
                        <text:list-item>
                          <text:p text:style-name="P58">Methods are stored in properties as function definitions.</text:p>
                          <text:list>
                            <text:list-item>
                              <text:p text:style-name="P59">Example:</text:p>
                              <text:list>
                                <text:list-header>
                                  <text:p text:style-name="P76">var person = {</text:p>
                                  <text:p text:style-name="P76"><text:s text:c="2"/>firstName: "John",</text:p>
                                  <text:p text:style-name="P76"><text:s text:c="2"/>lastName : "Doe",</text:p>
                                  <text:p text:style-name="P76"><text:s text:c="2"/>id <text:s text:c="6"/>: 5566,</text:p>
                                  <text:p text:style-name="P76"><text:s text:c="2"/>fullName : function() {</text:p>
                                  <text:p text:style-name="P76"><text:s text:c="4"/>return this.firstName + " " + this.lastName;</text:p>
                                  <text:p text:style-name="P76"><text:s text:c="2"/>}</text:p>
                                  <text:p text:style-name="P76">};</text:p>
                                </text:list-header>
                              </text:list>
                            </text:list-item>
                          </text:list>
                        </text:list-item>
                        <text:list-item>
                          <text:p text:style-name="P60">Accessing the methods:</text:p>
                          <text:list>
                            <text:list-item>
                              <text:p text:style-name="P77">objectName.methodName(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2">THIS:</text:p>
                  <text:list>
                    <text:list-item>
                      <text:p text:style-name="P62"><text:span text:style-name="T22">In a function definition, this refers to the "owner" of the function.</text:span></text:p>
                    </text:list-item>
                    <text:list-item>
                      <text:p text:style-name="P62"><text:span text:style-name="T22">In the example above, this is the person object that "owns" the fullName function.</text:span></text:p>
                      <text:list>
                        <text:list-item>
                          <text:p text:style-name="P62"><text:span text:style-name="T22">In other words, this.firstName means the firstName property of this object.</text:span></text:p>
                        </text:list-item>
                      </text:list>
                    </text:list-item>
                    <text:list-item>
                      <text:p text:style-name="P53"/>
                    </text:list-item>
                  </text:list>
                </text:list-item>
                <text:list-item>
                  <text:p text:style-name="P61">NULL:</text:p>
                  <text:list>
                    <text:list-item>
                      <text:p text:style-name="P54">You can empty an object by setting is to null <text:span text:style-name="T32">or to undefined</text:span>.</text:p>
                      <text:list>
                        <text:list-item>
                          <text:p text:style-name="P54">Example:</text:p>
                          <text:list>
                            <text:list-header>
                              <text:p text:style-name="P75">var person = {firstName:"John", lastName:"Doe", age:50, eyeColor:"blue"};</text:p>
                              <text:p text:style-name="P54"><text:span text:style-name="T27">person = null; </text:span><text:s text:c="3"/>// Now value is null, but type is still an object</text:p>
                              <text:p text:style-name="P54"><text:span text:style-name="T27">person = undefined; </text:span><text:s text:c="2"/>// Now both value and type is undefined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55">undefined and null are equal in value but different in type.</text:p>
                      <text:list>
                        <text:list-header>
                          <text:p text:style-name="P55"><text:span text:style-name="T27">typeof undefined</text:span> <text:s text:c="10"/>// undefined</text:p>
                          <text:p text:style-name="P55"><text:span text:style-name="T27">typeof null</text:span> <text:s text:c="15"/>// object</text:p>
                          <text:p text:style-name="P55"><text:span text:style-name="T27">null === undefined</text:span> <text:s text:c="8"/>// false</text:p>
                          <text:p text:style-name="P55"><text:span text:style-name="T27">null == undefined </text:span><text:span text:style-name="T13"><text:s text:c="9"/>// tru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Lohit Devanagari1" svg:font-family="'Lohit Devanagari'"/>
    <style:font-face style:name="Verdana" svg:font-family="Verdana, sans-serif"/>
    <style:font-face style:name="Verdana1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5:23:27.460687198</meta:creation-date>
    <dc:date>2019-09-27T18:46:12.216756287</dc:date>
    <meta:editing-duration>PT3H11M24S</meta:editing-duration>
    <meta:editing-cycles>82</meta:editing-cycles>
    <meta:generator>LibreOffice/6.0.7.3$Linux_X86_64 LibreOffice_project/00m0$Build-3</meta:generator>
    <meta:document-statistic meta:table-count="0" meta:image-count="0" meta:object-count="0" meta:page-count="7" meta:paragraph-count="240" meta:word-count="1611" meta:character-count="9032" meta:non-whitespace-character-count="7733"/>
  </office:meta>
</office:document-meta>
</file>